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solid" draw:fill-color="#333333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objectwithoutfill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fill-color="#fffff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/>
    </style:style>
    <style:style style:name="T1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olygon draw:style-name="gr1" draw:text-style-name="P1" draw:layer="layout" svg:width="13.134cm" svg:height="12.432cm" draw:transform="skewX (-0.0481710873550435) rotate (-2.38028003386987) translate (19.9724500567565cm 24.7615cm)" svg:viewBox="0 0 13135 12433" draw:points="8250,12433 9626,12433 13135,8928 4197,0 0,4192 8214,12397">
            <text:p/>
          </draw:polygon>
          <draw:g>
            <draw:g>
              <draw:polygon draw:style-name="gr1" draw:text-style-name="P1" draw:layer="layout" svg:width="0.524cm" svg:height="0.306cm" draw:transform="rotate (-1.5707963267949) translate (5.4495500990099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4495500990099cm 24.4845412274368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5.4495500990099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4495500990099cm 22.761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5.4495500990099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4495500990099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4495500990099cm 26.7824867870036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5.4495500990099cm 23.33540433213cm)" svg:viewBox="0 0 525 307" draw:points="0,290 115,290 525,290 525,0 0,0 0,307">
                <text:p/>
              </draw:polygon>
            </draw:g>
            <draw:g>
              <draw:polygon draw:style-name="gr2" draw:text-style-name="P1" draw:layer="layout" svg:width="0.524cm" svg:height="0.306cm" draw:transform="rotate (-1.5707963267949) translate (6.23416831683168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23416831683168cm 23.33540433213cm)" svg:viewBox="0 0 525 307" draw:points="0,290 115,290 525,290 525,0 0,0 0,307">
                <text:p/>
              </draw:polygon>
            </draw:g>
            <draw:g>
              <draw:polygon draw:style-name="gr2" draw:text-style-name="P1" draw:layer="layout" svg:width="0.524cm" svg:height="0.306cm" draw:transform="rotate (-1.5707963267949) translate (6.62630693069307cm 23.9101368953069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6.62630693069307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62630693069307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62630693069307cm 22.761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6.62630693069307cm 25.633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62630693069307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62630693069307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6.62630693069307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7.01878653465347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01878653465347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7.41092514851485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41092514851485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7.80306376237624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7.80306376237624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8.19554336633663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19554336633663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8.587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2.761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6.782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587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5.84168871287129cm 23.910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84168871287129cm 24.484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84168871287129cm 25.058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84168871287129cm 22.761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5.84168871287129cm 25.633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84168871287129cm 26.208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5.84168871287129cm 26.7824867870036cm)" svg:viewBox="0 0 525 307" draw:points="0,290 115,290 525,290 525,0 0,0 0,307">
                <text:p/>
              </draw:polygon>
              <draw:polygon draw:style-name="gr2" draw:text-style-name="P1" draw:layer="layout" svg:width="0.524cm" svg:height="0.306cm" draw:transform="rotate (-1.5707963267949) translate (5.84168871287129cm 23.335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8.968cm 23.917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4.491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5.065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2.7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5.640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6.215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6.789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8.968cm 23.34240433213cm)" svg:viewBox="0 0 525 307" draw:points="0,290 115,290 525,290 525,0 0,0 0,307">
                <text:p/>
              </draw:polygon>
            </draw:g>
          </draw:g>
          <draw:g>
            <draw:g>
              <draw:polygon draw:style-name="gr1" draw:text-style-name="P1" draw:layer="layout" svg:width="0.524cm" svg:height="0.306cm" draw:transform="rotate (-1.5707963267949) translate (9.3505500990099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3505500990099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0.1351683168317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1351683168317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0.5273069306931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5273069306931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0.9197865346535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0.9197865346535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1.3119251485149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3119251485149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1.7040637623762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1.7040637623762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2.0965433663366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0965433663366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2.488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488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9.74268871287129cm 23.911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4.485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5.059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2.762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5.634349891696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6.209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6.783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9.74268871287129cm 23.336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2.869cm 23.918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4.492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5.066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2.7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5.641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6.216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6.790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2.869cm 23.343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139cm" svg:height="0.988cm" svg:x="4.882cm" svg:y="21.9cm">
            <draw:text-box>
              <text:p><text:span text:style-name="T1">LD 4</text:span></text:p>
            </draw:text-box>
          </draw:frame>
          <draw:g>
            <draw:g>
              <draw:polygon draw:style-name="gr1" draw:text-style-name="P1" draw:layer="layout" svg:width="0.524cm" svg:height="0.306cm" draw:transform="rotate (-1.5707963267949) translate (13.2515500990099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2515500990099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4.0361683168317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0361683168317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4.4283069306931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4283069306931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4.8207865346535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4.8207865346535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5.2129251485149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2129251485149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5.6050637623762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6050637623762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5.9975433663366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5.9975433663366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6.389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389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3.6436887128713cm 23.912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4.486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5.060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2.763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5.635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6.210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6.784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3.6436887128713cm 23.33740433213cm)" svg:viewBox="0 0 525 307" draw:points="0,290 115,290 525,290 525,0 0,0 0,307">
                <text:p/>
              </draw:polygon>
            </draw:g>
            <draw:g>
              <draw:polygon draw:style-name="gr1" draw:text-style-name="P1" draw:layer="layout" svg:width="0.524cm" svg:height="0.306cm" draw:transform="rotate (-1.5707963267949) translate (16.77cm 23.9191368953069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4.49354122743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5.06794555956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2.77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5.6423498916968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6.21708245487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6.7914867870036cm)" svg:viewBox="0 0 525 307" draw:points="0,290 115,290 525,290 525,0 0,0 0,307">
                <text:p/>
              </draw:polygon>
              <draw:polygon draw:style-name="gr1" draw:text-style-name="P1" draw:layer="layout" svg:width="0.524cm" svg:height="0.306cm" draw:transform="rotate (-1.5707963267949) translate (16.77cm 23.34440433213cm)" svg:viewBox="0 0 525 307" draw:points="0,290 115,290 525,290 525,0 0,0 0,307">
                <text:p/>
              </draw:polygon>
            </draw:g>
          </draw:g>
        </draw:g>
        <draw:g>
          <draw:polygon draw:style-name="gr4" draw:text-style-name="P1" draw:layer="layout" svg:width="13.134cm" svg:height="12.432cm" draw:transform="skewX (-0.0481710873550435) rotate (-2.38028003386987) translate (22.2014500567565cm 24.711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7.6785500990099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5500990099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46316831683168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316831683168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85530693069307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530693069307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24778653465347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78653465347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63992514851485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92514851485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0320637623762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20637623762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4245433663366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245433663366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816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16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07068871287129cm 23.86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4.43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5.00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2.71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5.58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6.15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6.73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68871287129cm 23.28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197cm 23.867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4.441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5.015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2.71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5.590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6.165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6.739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97cm 23.292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11.5795500990099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5500990099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3641683168317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41683168317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7563069306931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63069306931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1487865346535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7865346535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5409251485149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9251485149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9330637623762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30637623762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3255433663366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255433663366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717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717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9716887128713cm 23.8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4.4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5.0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2.7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5.58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6.1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6.7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6887128713cm 23.2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098cm 23.86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4.44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5.01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2.71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5.59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6.16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6.74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98cm 23.29340433213cm)" svg:viewBox="0 0 525 307" draw:points="0,290 115,290 525,290 525,0 0,0 0,307">
                <text:p/>
              </draw:polygon>
            </draw:g>
          </draw:g>
          <draw:frame draw:style-name="gr5" draw:text-style-name="P2" draw:layer="layout" svg:width="3.92cm" svg:height="0.988cm" svg:x="7.111cm" svg:y="21.85cm">
            <draw:text-box>
              <text:p><text:span text:style-name="T1">$FORTRAN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5.4805500990099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5500990099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2651683168317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51683168317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6573069306931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73069306931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0497865346535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7865346535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4419251485149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9251485149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8340637623762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40637623762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2265433663366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265433663366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618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618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8726887128713cm 23.8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4.4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5.0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2.7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5.58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6.1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6.7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6887128713cm 23.2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999cm 23.86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4.44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5.01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2.7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5.592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6.16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6.74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999cm 23.29440433213cm)" svg:viewBox="0 0 525 307" draw:points="0,290 115,290 525,290 525,0 0,0 0,307">
                <text:p/>
              </draw:polygon>
            </draw:g>
          </draw:g>
          <draw:polygon draw:style-name="gr4" draw:text-style-name="P1" draw:layer="layout" svg:width="13.134cm" svg:height="12.432cm" draw:transform="skewX (-0.0481710873550434) rotate (-2.38028003386987) translate (22.2024500567565cm 24.7125cm)" svg:viewBox="0 0 13135 12433" draw:points="8250,12433 9626,12433 13135,8928 4197,0 0,4192 8214,12397">
            <text:p/>
          </draw:polygon>
        </draw:g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4" draw:text-style-name="P1" draw:layer="layout" svg:width="13.134cm" svg:height="12.432cm" draw:transform="skewX (-0.0481710873550435) rotate (-2.38028003386987) translate (25.2214500567565cm 11.529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10.6985500990099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5500990099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4831683168317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831683168317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8753069306931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753069306931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2677865346535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677865346535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6599251485149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599251485149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0520637623762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520637623762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4445433663366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445433663366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836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36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0906887128713cm 10.67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1.25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1.82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9.52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2.40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2.97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3.55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906887128713cm 10.10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217cm 10.685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1.259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1.833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9.5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2.408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2.983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3.557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7cm 10.110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14.5995500990099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5500990099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3841683168317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3841683168317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7763069306931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7763069306931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1687865346535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1687865346535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5609251485149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5609251485149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9530637623762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9530637623762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3455433663366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3455433663366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737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737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9916887128713cm 10.67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1.25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1.82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9.5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2.40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2.97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3.55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9916887128713cm 10.10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118cm 10.686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1.260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1.834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9.53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2.409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2.984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3.558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118cm 10.111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92cm" svg:height="0.988cm" svg:x="10.131cm" svg:y="8.668cm">
            <draw:text-box>
              <text:p><text:span text:style-name="T1">$END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8.5005500990099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5005500990099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9.2851683168317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2851683168317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9.6773069306931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6773069306931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0.0697865346535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0697865346535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0.4619251485149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4619251485149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0.8540637623762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0.8540637623762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1.2465433663366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2465433663366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1.638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2.40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1.638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8926887128713cm 10.68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1.25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1.82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9.53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2.403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2.97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3.55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8926887128713cm 10.10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22.019cm 10.687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1.261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1.835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9.53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2.410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2.985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3.559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2.019cm 10.11240433213cm)" svg:viewBox="0 0 525 307" draw:points="0,290 115,290 525,290 525,0 0,0 0,307">
                <text:p/>
              </draw:polygon>
            </draw:g>
          </draw:g>
          <draw:polygon draw:style-name="gr7" draw:text-style-name="P1" draw:layer="layout" svg:width="13.134cm" svg:height="12.432cm" draw:transform="skewX (-0.0481710873550435) rotate (-2.38028003386987) translate (25.2224500567565cm 11.5305cm)" svg:viewBox="0 0 13135 12433" draw:points="8250,12433 9626,12433 13135,8928 4197,0 0,4192 8214,12397">
            <text:p/>
          </draw:polygon>
        </draw:g>
        <draw:g>
          <draw:g>
            <draw:polygon draw:style-name="gr4" draw:text-style-name="P1" draw:layer="layout" svg:width="13.134cm" svg:height="12.432cm" draw:transform="skewX (-0.0481710873550436) rotate (-2.38028003386987) translate (24.0444500567565cm 12.46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9.5215500990099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15500990099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3061683168317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61683168317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6983069306931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983069306931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907865346535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07865346535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4829251485148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29251485148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8750637623762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50637623762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2675433663366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675433663366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659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59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91368871287129cm 11.6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2.1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2.7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0.4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3.3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3.9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4.4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368871287129cm 11.0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4cm 11.61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2.19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2.76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0.4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3.34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3.91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4.49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cm 11.04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3.4225500990099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25500990099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2071683168317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071683168317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5993069306931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993069306931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917865346535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17865346535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3839251485149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39251485149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7760637623762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60637623762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1685433663366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685433663366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56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8146887128713cm 11.6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2.1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2.7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0.4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3.336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3.9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4.4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46887128713cm 11.0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941cm 11.62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2.19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2.76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0.47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3.34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3.91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4.49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1cm 11.04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8.954cm" svg:y="9.602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7.3235500990099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235500990099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1081683168317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081683168317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5003069306931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003069306931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8927865346535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927865346535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2849251485149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849251485149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6770637623762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770637623762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0695433663366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0695433663366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461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461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7156887128713cm 11.6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2.1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2.7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0.4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3.3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3.9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4.4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156887128713cm 11.0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842cm 11.62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2.19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2.76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0.47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3.34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3.91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4.49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842cm 11.04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4.0454500567565cm 12.464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23.8044500567565cm 12.62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9.2815500990099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15500990099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0661683168317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61683168317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4583069306931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583069306931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8507865346535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07865346535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2429251485149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29251485149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6350637623762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50637623762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0275433663366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275433663366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419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3.495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19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67368871287129cm 11.77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2.34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2.92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0.62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3.49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4.07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4.64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368871287129cm 11.19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8cm 11.77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2.35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2.92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0.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3.50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4.07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4.65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cm 11.20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3.1825500990099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25500990099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9671683168317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671683168317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3593069306931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593069306931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7517865346535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17865346535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1439251485149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39251485149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5360637623762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60637623762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9285433663366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285433663366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32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5746887128713cm 11.77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2.34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2.92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0.62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3.49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4.07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4.64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46887128713cm 11.19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701cm 11.78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2.35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2.92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0.63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3.50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4.07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4.65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1cm 11.20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8.714cm" svg:y="9.762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7.0835500990099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0835500990099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8681683168317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8681683168317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2603069306931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2603069306931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6527865346535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6527865346535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0449251485149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0449251485149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4370637623762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4370637623762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8295433663366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295433663366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221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221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4756887128713cm 11.77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2.34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2.92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0.62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3.49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4.07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4.64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4756887128713cm 11.19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602cm 11.78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2.35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2.92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0.63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3.50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4.07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4.65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602cm 11.20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3.8054500567565cm 12.624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6) rotate (-2.38028003386987) translate (23.5644500567565cm 12.78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9.0415500990099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15500990099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82616831683168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616831683168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2183069306931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183069306931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6107865346535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07865346535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029251485149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29251485149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3950637623762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50637623762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7875433663366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875433663366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179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3.65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79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43368871287129cm 11.93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2.50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3.08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0.78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3.655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4.23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4.80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368871287129cm 11.35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56cm 11.93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2.51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3.08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0.7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3.66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4.23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4.81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cm 11.36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2.9425500990099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25500990099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7271683168317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271683168317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1193069306931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193069306931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5117865346535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17865346535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039251485149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39251485149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2960637623762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60637623762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6885433663366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885433663366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08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3346887128713cm 11.93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2.50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3.08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0.78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3.65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4.23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4.80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46887128713cm 11.35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461cm 11.94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2.51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3.08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0.79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3.66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4.23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4.81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1cm 11.36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8.474cm" svg:y="9.922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6.8435500990099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8435500990099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6281683168317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281683168317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0203069306931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203069306931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4127865346535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127865346535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8049251485149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049251485149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1970637623762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970637623762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5895433663366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895433663366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981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981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2356887128713cm 11.93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2.50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3.08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0.78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3.65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4.23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4.80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2356887128713cm 11.35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362cm 11.94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2.51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3.08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0.79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3.66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4.23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4.81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362cm 11.36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3.5654500567565cm 12.784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23.3244500567565cm 12.94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8.8015500990099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15500990099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58616831683168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616831683168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97830693069307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7830693069307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3707865346535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07865346535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7629251485149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29251485149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1550637623762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50637623762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5475433663366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475433663366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939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39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19368871287129cm 12.09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2.66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3.24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0.94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3.81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4.39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4.96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368871287129cm 11.51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32cm 12.09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2.67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3.24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0.9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3.82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4.39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4.97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cm 11.52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2.7025500990099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25500990099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4871683168317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871683168317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8793069306931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793069306931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2717865346535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17865346535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6639251485149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39251485149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0560637623762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60637623762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4485433663366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485433663366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84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946887128713cm 12.09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2.66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3.24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0.94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3.81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4.39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4.96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46887128713cm 11.51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221cm 12.10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2.67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3.24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0.95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3.82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4.39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4.97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1cm 11.52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8.234cm" svg:y="10.082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6.6035500990099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6035500990099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3881683168317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881683168317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7803069306931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7803069306931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1727865346535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1727865346535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5649251485149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5649251485149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9570637623762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9570637623762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3495433663366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3495433663366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741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741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9956887128713cm 12.09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2.66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3.24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0.94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3.81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4.39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4.96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956887128713cm 11.51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20.122cm 12.10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2.67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3.24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0.95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3.82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4.39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4.97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20.122cm 11.52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3.3254500567565cm 12.944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23.0844500567565cm 13.10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8.5615500990099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15500990099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34616831683168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3.975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616831683168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73830693069307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3830693069307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1307865346535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07865346535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5229251485149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29251485149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9150637623762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50637623762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3075433663366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075433663366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699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99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95368871287129cm 12.25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2.82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3.40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1.10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3.97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4.55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5.12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368871287129cm 11.67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08cm 12.25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2.83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3.40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1.1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3.98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4.55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5.13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cm 11.68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2.4625500990099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25500990099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2471683168317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471683168317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6393069306931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393069306931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0317865346535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17865346535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4239251485149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39251485149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8160637623762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60637623762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2085433663366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085433663366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6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8546887128713cm 12.25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2.82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3.40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1.10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3.97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4.55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5.12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46887128713cm 11.67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981cm 12.26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2.83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3.40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1.11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3.98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4.55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5.13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1cm 11.68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7.994cm" svg:y="10.242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6.3635500990099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635500990099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1481683168317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1481683168317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5403069306931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5403069306931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9327865346535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9327865346535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3249251485149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3249251485149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7170637623762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7170637623762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1095433663366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1095433663366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501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501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7556887128713cm 12.25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2.82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3.40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1.10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3.97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4.55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5.12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556887128713cm 11.67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882cm 12.26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2.83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3.40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1.1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3.98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4.55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5.13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882cm 11.68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3.0854500567565cm 13.104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22.8444500567565cm 13.263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8.3215500990099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15500990099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10616831683168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616831683168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49830693069307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9830693069307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89078653465347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078653465347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2829251485149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29251485149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6750637623762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50637623762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675433663366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675433663366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459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59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71368871287129cm 12.412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2.986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3.560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1.263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4.135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4.710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5.284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368871287129cm 11.837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84cm 12.41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2.99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3.56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1.2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4.14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4.71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5.29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cm 11.844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12.2225500990099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25500990099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071683168317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071683168317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3993069306931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993069306931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7917865346535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17865346535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1839251485149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39251485149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5760637623762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60637623762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685433663366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685433663366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36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6146887128713cm 12.413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2.987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3.561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1.2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4.136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4.711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5.285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46887128713cm 11.838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741cm 12.42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2.99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3.56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1.27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4.14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4.71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5.29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1cm 11.845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5.845cm" svg:height="0.988cm" svg:x="7.754cm" svg:y="10.402cm">
              <draw:text-box>
                <text:p><text:span text:style-name="T1">DO 10 I=1,20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6.1235500990099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235500990099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9081683168317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081683168317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3003069306931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3003069306931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7.6927865346535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7.6927865346535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0849251485149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0849251485149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4770637623762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4770637623762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8.8695433663366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8.8695433663366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261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261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5156887128713cm 12.414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2.988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3.562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1.265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4.137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4.712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5.286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156887128713cm 11.839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9.642cm 12.42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2.99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3.56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1.27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4.144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4.71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5.29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9.642cm 11.846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2.8454500567565cm 13.2645cm)" svg:viewBox="0 0 13135 12433" draw:points="8250,12433 9626,12433 13135,8928 4197,0 0,4192 8214,12397">
              <text:p/>
            </draw:polygon>
          </draw:g>
        </draw:g>
        <draw:g>
          <draw:polygon draw:style-name="gr4" draw:text-style-name="P1" draw:layer="layout" svg:width="13.134cm" svg:height="12.432cm" draw:transform="skewX (-0.0481710873550435) rotate (-2.38028003386987) translate (22.6804500567565cm 13.441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8.1575500990099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575500990099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94216831683168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4216831683168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33430693069307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3430693069307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72678653465347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2678653465347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1189251485149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1189251485149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5110637623762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5110637623762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9035433663366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9035433663366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295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95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54968871287129cm 12.59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3.16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3.73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1.44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4.31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4.88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5.46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968871287129cm 12.01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676cm 12.597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3.171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3.745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1.4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4.320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4.895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5.469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76cm 12.022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12.0585500990099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585500990099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8431683168317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431683168317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2353069306931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353069306931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6277865346535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277865346535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0199251485149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0199251485149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4120637623762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4120637623762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8045433663366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8045433663366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196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196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4506887128713cm 12.59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3.16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3.73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1.44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4.314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4.88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5.46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506887128713cm 12.01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577cm 12.59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3.17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3.74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1.44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4.32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4.89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5.47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577cm 12.023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92cm" svg:height="0.988cm" svg:x="7.59cm" svg:y="10.58cm">
            <draw:text-box>
              <text:p><text:span text:style-name="T1">$RUN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5.9595500990099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9595500990099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7441683168317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7441683168317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1363069306931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1363069306931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5287865346535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5287865346535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9209251485149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9209251485149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3130637623762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3130637623762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7055433663366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7055433663366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9.097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4.31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097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3516887128713cm 12.59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3.16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3.74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1.44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4.315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4.89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5.46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3516887128713cm 12.01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9.478cm 12.59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3.17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3.74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1.45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4.32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4.89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5.47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9.478cm 12.02440433213cm)" svg:viewBox="0 0 525 307" draw:points="0,290 115,290 525,290 525,0 0,0 0,307">
                <text:p/>
              </draw:polygon>
            </draw:g>
          </draw:g>
          <draw:polygon draw:style-name="gr7" draw:text-style-name="P1" draw:layer="layout" svg:width="13.134cm" svg:height="12.432cm" draw:transform="skewX (-0.0481710873550435) rotate (-2.38028003386987) translate (22.6814500567565cm 13.4425cm)" svg:viewBox="0 0 13135 12433" draw:points="8250,12433 9626,12433 13135,8928 4197,0 0,4192 8214,12397">
            <text:p/>
          </draw:polygon>
        </draw:g>
        <draw:g>
          <draw:polygon draw:style-name="gr4" draw:text-style-name="P1" draw:layer="layout" svg:width="13.134cm" svg:height="12.432cm" draw:transform="skewX (-0.0481710873550435) rotate (-2.38028003386987) translate (21.4164500567565cm 14.479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6.8935500990099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8935500990099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67816831683168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67816831683168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07030693069307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07030693069307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46278653465347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46278653465347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85492514851485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85492514851485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24706376237624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24706376237624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63954336633664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63954336633664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031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31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28568871287129cm 13.62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4.20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4.77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2.47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5.351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5.92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6.50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28568871287129cm 13.053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412cm 13.635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4.209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4.783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2.48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5.358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5.933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6.507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12cm 13.060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10.7945500990099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7945500990099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5791683168317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5791683168317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9713069306931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9713069306931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3637865346535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3637865346535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7559251485149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7559251485149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1480637623762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1480637623762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5405433663366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5405433663366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932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32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1866887128713cm 13.62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4.20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4.77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2.4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5.35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5.92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6.50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1866887128713cm 13.054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313cm 13.636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4.210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4.784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2.48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5.359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5.934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6.508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313cm 13.061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92cm" svg:height="0.988cm" svg:x="6.326cm" svg:y="11.618cm">
            <draw:text-box>
              <text:p><text:span text:style-name="T1">$LOAD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4.6955500990099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6955500990099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4801683168317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4801683168317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8723069306931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8723069306931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2647865346535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2647865346535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6.6569251485149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6.6569251485149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0490637623762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0490637623762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4415433663366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4415433663366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7.833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7.833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5.0876887128713cm 13.63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4.20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4.77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2.48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5.35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5.92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6.50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5.0876887128713cm 13.055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8.214cm 13.637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4.211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4.785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2.48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5.360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5.935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6.509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8.214cm 13.06240433213cm)" svg:viewBox="0 0 525 307" draw:points="0,290 115,290 525,290 525,0 0,0 0,307">
                <text:p/>
              </draw:polygon>
            </draw:g>
          </draw:g>
          <draw:polygon draw:style-name="gr7" draw:text-style-name="P1" draw:layer="layout" svg:width="13.134cm" svg:height="12.432cm" draw:transform="skewX (-0.0481710873550436) rotate (-2.38028003386987) translate (21.4174500567565cm 14.4805cm)" svg:viewBox="0 0 13135 12433" draw:points="8250,12433 9626,12433 13135,8928 4197,0 0,4192 8214,12397">
            <text:p/>
          </draw:polygon>
        </draw:g>
        <draw:g>
          <draw:g>
            <draw:polygon draw:style-name="gr4" draw:text-style-name="P1" draw:layer="layout" svg:width="13.134cm" svg:height="12.432cm" draw:transform="skewX (-0.0481710873550435) rotate (-2.38028003386987) translate (20.1464500567565cm 15.48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5.6235500990099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235500990099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40816831683168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0816831683168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80030693069307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0030693069307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19278653465347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9278653465347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58492514851485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8492514851485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97706376237624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7706376237624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36954336633664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6954336633664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761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61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01568871287129cm 14.6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5.2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5.7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3.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6.3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6.9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7.5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1568871287129cm 14.0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142cm 14.63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5.21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5.78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3.48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6.35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6.93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7.50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42cm 14.06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9.5245500990099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245500990099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3091683168317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091683168317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7013069306931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013069306931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937865346535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937865346535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4859251485149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859251485149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8780637623762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780637623762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2705433663366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705433663366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662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62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9166887128713cm 14.6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5.2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5.7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3.4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6.353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6.9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7.5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166887128713cm 14.0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43cm 14.63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5.21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5.78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3.48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6.36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6.93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7.50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43cm 14.06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5.056cm" svg:y="12.619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3.4255500990099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255500990099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2101683168317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101683168317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6023069306931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023069306931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947865346535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947865346535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3869251485149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869251485149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7790637623762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790637623762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1715433663366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1715433663366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563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563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8176887128713cm 14.6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5.2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5.7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3.4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6.3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6.9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7.5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176887128713cm 14.0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944cm 14.63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5.21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5.78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3.48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6.361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6.93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7.51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944cm 14.06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20.1474500567565cm 15.481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6) rotate (-2.38028003386987) translate (19.9064500567565cm 15.64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5.3835500990099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3835500990099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16816831683168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16816831683168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56030693069307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56030693069307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95278653465347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95278653465347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34492514851485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34492514851485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73706376237624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73706376237624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12954336633663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2954336633663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521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6.512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21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77568871287129cm 14.78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5.36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5.93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3.64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6.51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7.08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7.66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77568871287129cm 14.21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902cm 14.79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5.37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5.94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3.64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6.51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7.09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7.66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02cm 14.22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9.2845500990099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2845500990099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0691683168317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0691683168317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4613069306931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4613069306931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8537865346535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8537865346535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2459251485149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2459251485149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6380637623762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6380637623762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0305433663366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305433663366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422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22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6766887128713cm 14.79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5.36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5.93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3.64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6.51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7.08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7.66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6766887128713cm 14.21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803cm 14.79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5.37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5.94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3.64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6.52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7.09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7.66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03cm 14.22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4.816cm" svg:y="12.779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3.1855500990099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1855500990099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9701683168317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9701683168317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3623069306931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3623069306931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7547865346535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7547865346535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1469251485149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1469251485149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5390637623762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5390637623762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9315433663366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315433663366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323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323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5776887128713cm 14.79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5.36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5.93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3.64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6.51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7.08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7.66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5776887128713cm 14.21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704cm 14.79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5.37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5.94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3.64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6.521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7.09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7.67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704cm 14.22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19.9074500567565cm 15.641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19.6664500567565cm 15.80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5.1435500990099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1435500990099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92816831683168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2816831683168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32030693069307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2030693069307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71278653465347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1278653465347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10492514851485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0492514851485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49706376237624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9706376237624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88954336633664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8954336633664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281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6.67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281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53568871287129cm 14.94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5.52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6.09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3.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6.672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7.24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7.82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53568871287129cm 14.37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662cm 14.95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5.53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6.10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3.80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6.67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7.25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7.82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662cm 14.38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9.0445500990099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0445500990099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8291683168317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291683168317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2213069306931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213069306931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6137865346535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137865346535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059251485149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059251485149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3980637623762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980637623762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7905433663366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905433663366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182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182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4366887128713cm 14.95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5.52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6.09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3.80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6.67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7.24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7.82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4366887128713cm 14.37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563cm 14.95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5.53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6.10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3.80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6.68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7.25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7.82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563cm 14.38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4.576cm" svg:y="12.939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2.9455500990099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9455500990099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7301683168317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301683168317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1223069306931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223069306931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5147865346535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147865346535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069251485149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069251485149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2990637623762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990637623762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6915433663366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915433663366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083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083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3376887128713cm 14.95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5.52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6.09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3.80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6.67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7.24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7.82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3376887128713cm 14.37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464cm 14.95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5.53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6.10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3.80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6.681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7.25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7.83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464cm 14.38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19.6674500567565cm 15.801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19.4264500567565cm 15.96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4.9035500990099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9035500990099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68816831683168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8816831683168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08030693069307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08030693069307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47278653465347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47278653465347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86492514851485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86492514851485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25706376237624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25706376237624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64954336633663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64954336633663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041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041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29568871287129cm 15.10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5.68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6.25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3.9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6.83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7.40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7.98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9568871287129cm 14.53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422cm 15.11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5.69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6.26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3.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6.83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7.41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7.98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422cm 14.54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8.8045500990099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8045500990099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5891683168317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891683168317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9813069306931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9813069306931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3737865346535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3737865346535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7659251485149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7659251485149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1580637623762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1580637623762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5505433663366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5505433663366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942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942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1966887128713cm 15.11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5.68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6.25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3.96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6.83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7.40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7.98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966887128713cm 14.53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323cm 15.11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5.69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6.26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3.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6.84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7.41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7.98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323cm 14.54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4.336cm" svg:y="13.099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2.7055500990099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7055500990099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4901683168317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901683168317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8823069306931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8823069306931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2747865346535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2747865346535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6669251485149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6669251485149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0590637623762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0590637623762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4515433663366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4515433663366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843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843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976887128713cm 15.11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5.68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6.25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3.96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6.83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7.40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7.98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976887128713cm 14.53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6.224cm 15.11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5.69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6.26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3.9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6.841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7.41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7.99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6.224cm 14.54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19.4274500567565cm 15.961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5) rotate (-2.38028003386987) translate (19.1864500567565cm 16.12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4.6635500990099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6635500990099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44816831683168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6.992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44816831683168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84030693069307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84030693069307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23278653465347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23278653465347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62492514851485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62492514851485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01706376237624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01706376237624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40954336633664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40954336633664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801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801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05568871287129cm 15.26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5.84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6.41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4.1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6.99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7.56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8.14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05568871287129cm 14.69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182cm 15.27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5.85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6.42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4.12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6.99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7.57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8.14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182cm 14.70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8.5645500990099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5645500990099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3491683168317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3491683168317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7413069306931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7413069306931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1337865346535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1337865346535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5259251485149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5259251485149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9180637623762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9180637623762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3105433663366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3105433663366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702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702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9566887128713cm 15.27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5.84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6.41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4.12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6.99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7.56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8.14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9566887128713cm 14.69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083cm 15.27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5.85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6.42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4.1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7.00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7.57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8.14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083cm 14.70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3.92cm" svg:height="0.988cm" svg:x="4.096cm" svg:y="13.259cm">
              <draw:text-box>
                <text:p><text:span text:style-name="T1">...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2.4655500990099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4655500990099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2501683168317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2501683168317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6423069306931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6423069306931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0347865346535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0347865346535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4269251485149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4269251485149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8190637623762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8190637623762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2115433663366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2115433663366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603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603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8576887128713cm 15.27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5.84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6.41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4.12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6.99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7.56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8.14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8576887128713cm 14.69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984cm 15.27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5.85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6.42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4.12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7.001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7.57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8.15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984cm 14.70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19.1874500567565cm 16.1215cm)" svg:viewBox="0 0 13135 12433" draw:points="8250,12433 9626,12433 13135,8928 4197,0 0,4192 8214,12397">
              <text:p/>
            </draw:polygon>
          </draw:g>
          <draw:g>
            <draw:polygon draw:style-name="gr4" draw:text-style-name="P1" draw:layer="layout" svg:width="13.134cm" svg:height="12.432cm" draw:transform="skewX (-0.0481710873550436) rotate (-2.38028003386987) translate (18.9464500567565cm 16.2805cm)" svg:viewBox="0 0 13135 12433" draw:points="8250,12433 9626,12433 13135,8928 4197,0 0,4192 8214,12397">
              <text:p/>
            </draw:polygon>
            <draw:g>
              <draw:g>
                <draw:polygon draw:style-name="gr4" draw:text-style-name="P1" draw:layer="layout" svg:width="0.524cm" svg:height="0.306cm" draw:transform="rotate (-1.5707963267949) translate (4.4235500990099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4235500990099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20816831683168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20816831683168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60030693069307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60030693069307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5.99278653465347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5.99278653465347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38492514851485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38492514851485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6.77706376237624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6.77706376237624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16954336633663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16954336633663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561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561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4.81568871287129cm 15.429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6.003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6.577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4.2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7.152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7.727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8.301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4.81568871287129cm 14.854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7.942cm 15.436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6.010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6.584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4.28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7.159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7.734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8.308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7.942cm 14.86140433213cm)" svg:viewBox="0 0 525 307" draw:points="0,290 115,290 525,290 525,0 0,0 0,307">
                  <text:p/>
                </draw:polygon>
              </draw:g>
            </draw:g>
            <draw:g>
              <draw:g>
                <draw:polygon draw:style-name="gr4" draw:text-style-name="P1" draw:layer="layout" svg:width="0.524cm" svg:height="0.306cm" draw:transform="rotate (-1.5707963267949) translate (8.3245500990099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3245500990099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1091683168317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1091683168317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5013069306931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5013069306931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9.8937865346535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9.8937865346535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2859251485149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2859251485149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0.6780637623762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0.6780637623762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0705433663366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0705433663366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462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462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8.71668871287129cm 15.430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6.004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6.578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4.281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7.153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7.728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8.302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8.71668871287129cm 14.855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1.843cm 15.437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6.011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6.585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4.28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7.160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7.735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8.309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1.843cm 14.86240433213cm)" svg:viewBox="0 0 525 307" draw:points="0,290 115,290 525,290 525,0 0,0 0,307">
                  <text:p/>
                </draw:polygon>
              </draw:g>
            </draw:g>
            <draw:frame draw:style-name="gr3" draw:text-style-name="P2" draw:layer="layout" svg:width="5.845cm" svg:height="0.988cm" svg:x="3.856cm" svg:y="13.419cm">
              <draw:text-box>
                <text:p><text:span text:style-name="T1">DO 10 I=1,20</text:span></text:p>
              </draw:text-box>
            </draw:frame>
            <draw:g>
              <draw:g>
                <draw:polygon draw:style-name="gr4" draw:text-style-name="P1" draw:layer="layout" svg:width="0.524cm" svg:height="0.306cm" draw:transform="rotate (-1.5707963267949) translate (12.2255500990099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2255500990099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0101683168317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0101683168317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4023069306931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4023069306931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3.7947865346535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3.7947865346535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1869251485149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1869251485149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5790637623762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5790637623762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4.9715433663366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4.9715433663366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363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363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2.6176887128713cm 15.431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6.005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6.579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4.282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7.15434989169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7.729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8.303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2.6176887128713cm 14.85640433213cm)" svg:viewBox="0 0 525 307" draw:points="0,290 115,290 525,290 525,0 0,0 0,307">
                  <text:p/>
                </draw:polygon>
              </draw:g>
              <draw:g>
                <draw:polygon draw:style-name="gr4" draw:text-style-name="P1" draw:layer="layout" svg:width="0.524cm" svg:height="0.306cm" draw:transform="rotate (-1.5707963267949) translate (15.744cm 15.438136895306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6.01254122743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6.5869455595668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4.289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7.1613498916967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7.73608245487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8.3104867870036cm)" svg:viewBox="0 0 525 307" draw:points="0,290 115,290 525,290 525,0 0,0 0,307">
                  <text:p/>
                </draw:polygon>
                <draw:polygon draw:style-name="gr4" draw:text-style-name="P1" draw:layer="layout" svg:width="0.524cm" svg:height="0.306cm" draw:transform="rotate (-1.5707963267949) translate (15.744cm 14.86340433213cm)" svg:viewBox="0 0 525 307" draw:points="0,290 115,290 525,290 525,0 0,0 0,307">
                  <text:p/>
                </draw:polygon>
              </draw:g>
            </draw:g>
            <draw:polygon draw:style-name="gr7" draw:text-style-name="P1" draw:layer="layout" svg:width="13.134cm" svg:height="12.432cm" draw:transform="skewX (-0.0481710873550435) rotate (-2.38028003386987) translate (18.9474500567565cm 16.2815cm)" svg:viewBox="0 0 13135 12433" draw:points="8250,12433 9626,12433 13135,8928 4197,0 0,4192 8214,12397">
              <text:p/>
            </draw:polygon>
          </draw:g>
        </draw:g>
        <draw:g>
          <draw:polygon draw:style-name="gr4" draw:text-style-name="P1" draw:layer="layout" svg:width="13.134cm" svg:height="12.432cm" draw:transform="skewX (-0.0481710873550436) rotate (-2.38028003386987) translate (17.8014500567565cm 17.312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3.2785500990099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2785500990099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4.06316831683168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06316831683168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4.45530693069307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45530693069307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4.84778653465347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84778653465347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5.23992514851485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23992514851485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5.63206376237624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63206376237624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6.02454336633663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02454336633663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6.416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416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3.67068871287129cm 16.4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7.0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7.6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5.3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8.1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8.7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9.3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67068871287129cm 15.8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6.797cm 16.46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7.04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7.61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5.31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8.19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8.76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9.34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797cm 15.893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7.1795500990099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1795500990099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96416831683168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96416831683168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35630693069307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35630693069307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74878653465347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74878653465347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14092514851485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14092514851485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53306376237624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53306376237624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9255433663366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9255433663366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317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317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57168871287129cm 16.4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7.0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7.6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5.3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8.1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8.7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9.3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57168871287129cm 15.8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698cm 16.46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7.04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7.61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5.3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8.19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8.76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9.34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698cm 15.894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92cm" svg:height="0.988cm" svg:x="2.711cm" svg:y="14.451cm">
            <draw:text-box>
              <text:p><text:span text:style-name="T1">$FORTRAN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1.0805500990099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0805500990099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8651683168317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8651683168317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2573069306931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2573069306931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6497865346535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6497865346535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0419251485149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0419251485149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4340637623762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4340637623762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8265433663366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8265433663366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218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218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4726887128713cm 16.4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7.0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7.6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5.3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8.1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8.7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9.3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4726887128713cm 15.8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4.599cm 16.47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7.04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7.61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5.32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8.19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8.76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9.34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4.599cm 15.89540433213cm)" svg:viewBox="0 0 525 307" draw:points="0,290 115,290 525,290 525,0 0,0 0,307">
                <text:p/>
              </draw:polygon>
            </draw:g>
          </draw:g>
          <draw:polygon draw:style-name="gr7" draw:text-style-name="P1" draw:layer="layout" svg:width="13.134cm" svg:height="12.432cm" draw:transform="skewX (-0.0481710873550436) rotate (-2.38028003386987) translate (17.8024500567565cm 17.3135cm)" svg:viewBox="0 0 13135 12433" draw:points="8250,12433 9626,12433 13135,8928 4197,0 0,4192 8214,12397">
            <text:p/>
          </draw:polygon>
        </draw:g>
        <draw:g>
          <draw:polygon draw:style-name="gr4" draw:text-style-name="P1" draw:layer="layout" svg:width="13.134cm" svg:height="12.432cm" draw:transform="skewX (-0.0481710873550435) rotate (-2.38028003386987) translate (17.2014500567565cm 18.2125cm)" svg:viewBox="0 0 13135 12433" draw:points="8250,12433 9626,12433 13135,8928 4197,0 0,4192 8214,12397">
            <text:p/>
          </draw:polygon>
          <draw:g>
            <draw:g>
              <draw:polygon draw:style-name="gr4" draw:text-style-name="P1" draw:layer="layout" svg:width="0.524cm" svg:height="0.306cm" draw:transform="rotate (-1.5707963267949) translate (2.6785500990099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2.6785500990099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3.46316831683168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46316831683168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3.85530693069307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85530693069307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4.24778653465347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24778653465347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4.63992514851485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4.63992514851485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5.03206376237624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03206376237624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5.42454336633663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42454336633663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5.816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5.816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3.07068871287129cm 17.361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7.935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8.509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6.21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9.0843498916967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9.659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20.233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3.07068871287129cm 16.786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6.197cm 17.368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7.942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8.516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6.21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9.091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9.666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20.240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197cm 16.79340433213cm)" svg:viewBox="0 0 525 307" draw:points="0,290 115,290 525,290 525,0 0,0 0,307">
                <text:p/>
              </draw:polygon>
            </draw:g>
          </draw:g>
          <draw:g>
            <draw:g>
              <draw:polygon draw:style-name="gr4" draw:text-style-name="P1" draw:layer="layout" svg:width="0.524cm" svg:height="0.306cm" draw:transform="rotate (-1.5707963267949) translate (6.5795500990099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5795500990099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36416831683168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36416831683168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7.75630693069307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7.75630693069307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14878653465347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14878653465347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54092514851485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54092514851485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8.93306376237624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8.93306376237624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3255433663366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3255433663366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9.717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9.717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6.97168871287129cm 17.362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7.936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8.510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6.213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9.085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9.660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20.234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6.97168871287129cm 16.787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098cm 17.369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7.943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8.517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6.22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9.092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9.667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20.241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098cm 16.79440433213cm)" svg:viewBox="0 0 525 307" draw:points="0,290 115,290 525,290 525,0 0,0 0,307">
                <text:p/>
              </draw:polygon>
            </draw:g>
          </draw:g>
          <draw:frame draw:style-name="gr3" draw:text-style-name="P2" draw:layer="layout" svg:width="3.92cm" svg:height="0.988cm" svg:x="2.111cm" svg:y="15.351cm">
            <draw:text-box>
              <text:p><text:span text:style-name="T1">$JOB</text:span></text:p>
            </draw:text-box>
          </draw:frame>
          <draw:g>
            <draw:g>
              <draw:polygon draw:style-name="gr4" draw:text-style-name="P1" draw:layer="layout" svg:width="0.524cm" svg:height="0.306cm" draw:transform="rotate (-1.5707963267949) translate (10.4805500990099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4805500990099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2651683168317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2651683168317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1.6573069306931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1.6573069306931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0497865346535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0497865346535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4419251485149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4419251485149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2.8340637623762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2.8340637623762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2265433663366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2265433663366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618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618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0.8726887128713cm 17.363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7.937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8.511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6.214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9.086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9.661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20.235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0.8726887128713cm 16.78840433213cm)" svg:viewBox="0 0 525 307" draw:points="0,290 115,290 525,290 525,0 0,0 0,307">
                <text:p/>
              </draw:polygon>
            </draw:g>
            <draw:g>
              <draw:polygon draw:style-name="gr4" draw:text-style-name="P1" draw:layer="layout" svg:width="0.524cm" svg:height="0.306cm" draw:transform="rotate (-1.5707963267949) translate (13.999cm 17.3701368953069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7.94454122743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8.51894555956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6.221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9.0933498916968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9.66808245487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20.2424867870036cm)" svg:viewBox="0 0 525 307" draw:points="0,290 115,290 525,290 525,0 0,0 0,307">
                <text:p/>
              </draw:polygon>
              <draw:polygon draw:style-name="gr4" draw:text-style-name="P1" draw:layer="layout" svg:width="0.524cm" svg:height="0.306cm" draw:transform="rotate (-1.5707963267949) translate (13.999cm 16.79540433213cm)" svg:viewBox="0 0 525 307" draw:points="0,290 115,290 525,290 525,0 0,0 0,307">
                <text:p/>
              </draw:polygon>
            </draw:g>
          </draw:g>
          <draw:polygon draw:style-name="gr7" draw:text-style-name="P1" draw:layer="layout" svg:width="13.134cm" svg:height="12.432cm" draw:transform="skewX (-0.0481710873550435) rotate (-2.38028003386987) translate (17.2024500567565cm 18.2135cm)" svg:viewBox="0 0 13135 12433" draw:points="8250,12433 9626,12433 13135,8928 4197,0 0,4192 8214,12397">
            <text:p/>
          </draw:polygon>
        </draw:g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0:09:24</meta:creation-date>
    <dc:date>2013-06-01T21:43:56</dc:date>
    <meta:editing-duration>PT56M51S</meta:editing-duration>
    <meta:editing-cycles>4</meta:editing-cycles>
    <meta:generator>LibreOffice/4.0.3.3$Linux_x86 LibreOffice_project/0eaa50a932c8f2199a615e1eb30f7ac74279539</meta:generator>
    <meta:document-statistic meta:object-count="5286"/>
  </office:meta>
</office:document-meta>
</file>